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5in" fo:margin-bottom="0.0835in" fo:text-align="center"/>
      <style:text-properties style:font-name="Arial" fo:font-size="18.0pt"/>
    </style:style>
    <style:style style:name="P2" style:family="paragraph" style:parent-style-name="Standard">
      <style:paragraph-properties fo:margin-bottom="0.0835in"/>
      <style:text-properties style:font-name="Times New Roman" fo:font-size="18.0pt"/>
    </style:style>
    <style:style style:name="P3" style:family="paragraph" style:parent-style-name="Standard">
      <style:paragraph-properties fo:margin-top="0.1665in" fo:margin-bottom="0.0835in"/>
      <style:text-properties style:font-name="Arial" fo:font-size="18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atabase Design</text:span></text:p>
      <text:p text:style-name="P1"><text:span text:style-name="T1">MySQL Access and Usage</text:span></text:p>
      <text:p text:style-name="P2"/>
      <text:p text:style-name="P2">MySQL, like most database systems, has a client/server architecture. Sooo... you have to login to “access” MySQL.</text:p>
      <text:p text:style-name="P2"/>
      <text:p text:style-name="P2">Your login is: first three characters of your first name and the first four of your last name – all lower case. e.g. John Smith's would be johsmit</text:p>
      <text:p text:style-name="P2">Your password is your login with <text:span text:style-name="T1">-DB</text:span><text:s/>appended. e.g. for John is johsmit-DB</text:p>
      <text:p text:style-name="P2"/>
      <text:p text:style-name="P2">I have created a database for each of you that only you and Database Administrators have access. The name of your database is the same as your login.</text:p>
      <text:p text:style-name="P2"/>
      <text:p text:style-name="P2">To login and “use” your database you'd type: </text:p>
      <text:p text:style-name="P2"><text:tab/><text:span text:style-name="T1">mysql -u </text:span><text:span text:style-name="T2">yourLogin</text:span><text:span text:style-name="T1"><text:s/>-p </text:span><text:span text:style-name="T2">yourLogin</text:span></text:p>
      <text:p text:style-name="P2"><text:span text:style-name="T3">mysql</text:span><text:s/>is the client software's name, the <text:span text:style-name="T3">-u</text:span><text:s/><text:span text:style-name="T3">yourLogin</text:span><text:s/>is telling mysql which user is logging in, the <text:span text:style-name="T3">-p</text:span><text:s/>indicates that the user needs to enter a password, and the last <text:span text:style-name="T3">yourLogin</text:span><text:s/>is actually the database name that the user wishes to access once logged in. You will be asked for your password immediately after “launching” mysql (i.e. you press the <text:span text:style-name="T3">Enter</text:span><text:s/>key)</text:p>
      <text:p text:style-name="P2">e.g. for John</text:p>
      <text:p text:style-name="P2"><text:tab/><text:span text:style-name="T1">mysql -u johsmit -p johsmit</text:span></text:p>
      <text:p text:style-name="P2">You should have a <text:span text:style-name="T3">mysql</text:span><text:s/>prompt if you have logged in successfully: <text:span text:style-name="T1">msyql&gt;</text:span></text:p>
      <text:p text:style-name="P2"/>
      <text:p text:style-name="P2">To exit <text:span text:style-name="T3">mysql</text:span>, type either <text:span text:style-name="T1">exit</text:span><text:s/>or <text:span text:style-name="T1">quit</text:span><text:s/>and press the <text:span text:style-name="T3">Enter</text:span><text:s/>key.</text:p>
      <text:p text:style-name="P3"><text:span text:style-name="T1">Help!</text:span></text:p>
      <text:p text:style-name="P2">Once you're in mysql, you have access to help (you get a message about this when you login). There are two levels of help: one, about mysql (client) commands, and, two, about SQL commands. Accessing help alone gives you a list of the client commands, typing help &lt;SQL command&gt; will give you some help about the SQL command of choice; i. e. <text:span text:style-name="T1">help create</text:span></text:p>
      <text:p text:style-name="P3"><text:span text:style-name="T1">To “Execute” a sql file</text:span></text:p>
      <text:p text:style-name="P2">Typically one does not want to have to retype the commands to construct and load tables. What you would do is create text file(s) with a <text:span text:style-name="T1">.sql</text:span><text:s/>suffix that contained the SQL command that accomplish the construction and “filling” of tables with data. <text:s/>There are two ways to “execute” a file of SQL commands: one, redirect input when logging in; e.g. <text:span text:style-name="T1">mysql -u johsmit -p johnsmit &lt; load.sql</text:span></text:p>
      <text:p text:style-name="P2">Two, once logged in (and having a database selected in your case), at the <text:span text:style-name="T3">mysql</text:span><text:s/>prompt type</text:p>
      <text:p text:style-name="P2"><text:span text:style-name="T1">source load.sql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